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scripts/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ystem" style:font-pitch="variable" style:name="DejaVu Sans Condensed" svg:font-family="'DejaVu Sans Condensed'"/>
  </office:font-face-decls>
  <office:automatic-styles>
    <style:style style:family="table-column" style:name="co1">
      <style:table-column-properties fo:break-before="auto" style:column-width="2.738cm"/>
    </style:style>
    <style:style style:family="table-column" style:name="co2">
      <style:table-column-properties fo:break-before="auto" style:column-width="6.611cm"/>
    </style:style>
    <style:style style:family="table-column" style:name="co3">
      <style:table-column-properties fo:break-before="auto" style:column-width="1.801cm"/>
    </style:style>
    <style:style style:family="table-column" style:name="co4">
      <style:table-column-properties fo:break-before="auto" style:column-width="0.162cm"/>
    </style:style>
    <style:style style:family="table-column" style:name="co5">
      <style:table-column-properties fo:break-before="auto" style:column-width="2.265cm"/>
    </style:style>
    <style:style style:family="table-column" style:name="co6">
      <style:table-column-properties fo:break-before="auto" style:column-width="1.901cm"/>
    </style:style>
    <style:style style:family="table-column" style:name="co7">
      <style:table-column-properties fo:break-before="auto" style:column-width="3.041cm"/>
    </style:style>
    <style:style style:family="table-column" style:name="co8">
      <style:table-column-properties fo:break-before="auto" style:column-width="4.009cm"/>
    </style:style>
    <style:style style:family="table-column" style:name="co9">
      <style:table-column-properties fo:break-before="auto" style:column-width="1.767cm"/>
    </style:style>
    <style:style style:family="table-column" style:name="co10">
      <style:table-column-properties fo:break-before="auto" style:column-width="2.267cm"/>
    </style:style>
    <style:style style:family="table-row" style:name="ro1">
      <style:table-row-properties fo:break-before="auto" style:row-height="0.947cm" style:use-optimal-row-height="true"/>
    </style:style>
    <style:style style:family="table-row" style:name="ro2">
      <style:table-row-properties fo:break-before="auto" style:row-height="0.801cm" style:use-optimal-row-height="false"/>
    </style:style>
    <style:style style:family="table" style:master-page-name="Default" style:name="ta1">
      <style:table-properties style:writing-mode="lr-tb" table:display="true"/>
    </style:style>
    <number:date-style number:automatic-order="true" style:name="N36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data-style-name="N36" style:family="table-cell" style:name="ce1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36" style:family="table-cell" style:name="ce2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margin-left="0cm"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3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bottom"/>
      <style:text-properties fo:color="#000000" fo:font-size="12pt" fo:font-weight="normal" style:font-name="Arial1" style:text-underline-style="none"/>
    </style:style>
    <style:style style:data-style-name="N36" style:family="table-cell" style:name="ce4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5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value-type" style:vertical-align="middle"/>
      <style:paragraph-properties fo:margin-left="0cm"/>
      <style:text-properties fo:color="#000000" fo:font-size="12pt" fo:font-weight="normal" style:font-name="Arial" style:text-underline-style="none"/>
    </style:style>
    <style:style style:data-style-name="N0" style:family="table-cell" style:name="ce6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bold" style:font-name="Arial" style:text-underline-style="none"/>
    </style:style>
    <style:style style:data-style-name="N0" style:family="table-cell" style:name="ce7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0" style:family="table-cell" style:name="ce8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start"/>
      <style:text-properties fo:color="#000000" fo:font-size="12pt" fo:font-weight="normal" style:font-name="Arial" style:text-underline-style="none"/>
    </style:style>
    <style:style style:data-style-name="N133" style:family="table-cell" style:name="ce9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10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3" style:family="table-cell" style:name="ce1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133" style:family="table-cell" style:name="ce12" style:parent-style-name="Default">
      <style:table-cell-properties fo:border-bottom="none" fo:border-left="0.035cm solid #000000" fo:border-right="0.035cm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13" style:parent-style-name="Default">
      <style:table-cell-properties fo:border-bottom="none" fo:border-left="0.035cm solid #000000" fo:border-right="0.035cm solid #000000" fo:border-top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normal" style:font-name="Arial" style:text-underline-style="none"/>
    </style:style>
    <style:style style:data-style-name="N0" style:family="table-cell" style:name="ce14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0" style:family="table-cell" style:name="ce15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6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36" style:family="table-cell" style:name="ce17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data-style-name="N0" style:family="table-cell" style:name="ce18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33" style:family="table-cell" style:name="ce19" style:parent-style-name="Default">
      <style:table-cell-properties fo:border="0.035cm solid #000000" fo:wrap-option="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end"/>
      <style:text-properties fo:color="#000000" fo:font-size="12pt" fo:font-weight="bold" style:font-name="Arial" style:text-underline-style="none"/>
    </style:style>
    <style:style style:data-style-name="N100" style:family="table-cell" style:name="ce20" style:parent-style-name="Default">
      <style:table-cell-properties fo:border="0.035cm solid #000000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bold" style:font-name="Arial" style:text-underline-style="none"/>
    </style:style>
    <style:style style:data-style-name="N100" style:family="table-cell" style:name="ce21" style:parent-style-name="Default">
      <style:table-cell-properties fo:border="none" fo:wrap-option="no-wrap" style:cell-protect="protected" style:direction="ltr" style:print-content="true" style:repeat-content="false" style:rotation-align="bottom" style:rotation-angle="0" style:text-align-source="fix" style:vertical-align="middle"/>
      <style:paragraph-properties fo:text-align="center"/>
      <style:text-properties fo:color="#000000" fo:font-size="12pt" fo:font-weight="normal" style:font-name="Arial" style:text-underline-style="none"/>
    </style:style>
    <style:style style:family="table-cell" style:name="ce22" style:parent-style-name="Default">
      <style:text-properties fo:font-size="12pt"/>
    </style:style>
    <style:style style:family="table-row" style:name="aebfca5">
      <style:table-row-properties style:row-height="0.3154in"/>
    </style:style>
  </office:automatic-styles>
  <office:body>
    <office:spreadsheet>
      <table:calculation-settings table:precision-as-shown="true"/>
      <table:table table:name="Situação do Cliente" table:print="false" table:style-name="ta1">
        <office:forms form:apply-design-mode="false" form:automatic-focus="false"/>
        <table:table-column table:default-cell-style-name="Default" table:style-name="co1"/>
        <table:table-column table:default-cell-style-name="Default" table:style-name="co2"/>
        <table:table-column table:default-cell-style-name="Default" table:style-name="co3"/>
        <table:table-column table:default-cell-style-name="Default" table:style-name="co4"/>
        <table:table-column table:default-cell-style-name="Default" table:style-name="co5"/>
        <table:table-column table:default-cell-style-name="Default" table:style-name="co6"/>
        <table:table-column table:default-cell-style-name="Default" table:style-name="co1"/>
        <table:table-column table:default-cell-style-name="Default" table:style-name="co7"/>
        <table:table-column table:default-cell-style-name="Default" table:style-name="co8"/>
        <table:table-column table:default-cell-style-name="Default" table:number-columns-repeated="247" table:style-name="co9"/>
        <table:table-row table:style-name="ro1">
          <table:table-cell office:value-type="string" table:style-name="ce1">
            <text:p>DATA</text:p>
          </table:table-cell>
          <table:table-cell office:value-type="string" table:style-name="ce6">
            <text:p>NF - SERV. PROD. </text:p>
          </table:table-cell>
          <table:table-cell office:value-type="string" table:style-name="ce9">
            <text:p>R$</text:p>
          </table:table-cell>
          <table:table-cell table:style-name="ce12"/>
          <table:table-cell office:value-type="string" table:style-name="ce14">
            <text:p>PAGO</text:p>
          </table:table-cell>
          <table:table-cell office:value-type="string" table:style-name="ce9">
            <text:p>VALOR</text:p>
          </table:table-cell>
          <table:table-cell office:value-type="string" table:style-name="ce1">
            <text:p>DATA</text:p>
          </table:table-cell>
          <table:table-cell office:value-type="string" table:style-name="ce19">
            <text:p>SALDO DEVEDOR</text:p>
          </table:table-cell>
          <table:table-cell office:value-type="string" table:style-name="ce20">
            <text:p>OBS.:</text:p>
          </table:table-cell>
          <table:table-cell table:number-columns-repeated="247" table:style-name="ce22"/>
        </table:table-row>
        <table:table-row table:style-name="ro2">
          <table:table-cell office:date-value="2014-07-23" office:value-type="date" table:style-name="ce2">
            <text:p>23/07/2014</text:p>
          </table:table-cell>
          <table:table-cell office:value-type="string" table:style-name="ce7">
            <text:p>Mens. 07/2014 (A.C.)</text:p>
          </table:table-cell>
          <table:table-cell office:value="75" office:value-type="float" table:style-name="ce10">
            <text:p>7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75" office:value-type="float" table:style-name="ce10">
            <text:p>75,00</text:p>
          </table:table-cell>
          <table:table-cell office:date-value="2014-08-20" office:value-type="date" table:style-name="ce17">
            <text:p>20/08/2014</text:p>
          </table:table-cell>
          <table:table-cell office:value="0" office:value-type="float" table:formula="of:=[.C2]-[.F2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4-08-26" office:value-type="date" table:style-name="ce2">
            <text:p>26/08/2014</text:p>
          </table:table-cell>
          <table:table-cell office:value-type="string" table:style-name="ce7">
            <text:p>Mens. 08/2014 (A.C.)</text:p>
          </table:table-cell>
          <table:table-cell office:value="75" office:value-type="float" table:style-name="ce10">
            <text:p>7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75" office:value-type="float" table:style-name="ce10">
            <text:p>75,00</text:p>
          </table:table-cell>
          <table:table-cell office:date-value="2014-09-23" office:value-type="date" table:style-name="ce17">
            <text:p>23/09/2014</text:p>
          </table:table-cell>
          <table:table-cell office:value="0" office:value-type="float" table:formula="of:=[.C3]-[.F3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4-09-25" office:value-type="date" table:style-name="ce2">
            <text:p>25/09/2014</text:p>
          </table:table-cell>
          <table:table-cell office:value-type="string" table:style-name="ce7">
            <text:p>Mens. 09/2014 (A.C.)</text:p>
          </table:table-cell>
          <table:table-cell office:value="75" office:value-type="float" table:style-name="ce10">
            <text:p>7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75" office:value-type="float" table:style-name="ce10">
            <text:p>75,00</text:p>
          </table:table-cell>
          <table:table-cell office:date-value="2014-10-20" office:value-type="date" table:style-name="ce17">
            <text:p>20/10/2014</text:p>
          </table:table-cell>
          <table:table-cell office:value="0" office:value-type="float" table:formula="of:=[.C4]-[.F4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4-10-28" office:value-type="date" table:style-name="ce2">
            <text:p>28/10/2014</text:p>
          </table:table-cell>
          <table:table-cell office:value-type="string" table:style-name="ce7">
            <text:p>Mens. 10/2014 (A.C.)</text:p>
          </table:table-cell>
          <table:table-cell office:value="75" office:value-type="float" table:style-name="ce10">
            <text:p>7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75" office:value-type="float" table:style-name="ce10">
            <text:p>75,00</text:p>
          </table:table-cell>
          <table:table-cell office:date-value="2014-11-17" office:value-type="date" table:style-name="ce17">
            <text:p>17/11/2014</text:p>
          </table:table-cell>
          <table:table-cell office:value="0" office:value-type="float" table:formula="of:=[.C5]-[.F5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4-11-24" office:value-type="date" table:style-name="ce2">
            <text:p>24/11/2014</text:p>
          </table:table-cell>
          <table:table-cell office:value-type="string" table:style-name="ce7">
            <text:p>Mens. 11/2014 (A.C.)</text:p>
          </table:table-cell>
          <table:table-cell office:value="75" office:value-type="float" table:style-name="ce10">
            <text:p>7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75" office:value-type="float" table:style-name="ce10">
            <text:p>75,00</text:p>
          </table:table-cell>
          <table:table-cell office:date-value="2014-12-22" office:value-type="date" table:style-name="ce17">
            <text:p>22/12/2014</text:p>
          </table:table-cell>
          <table:table-cell office:value="0" office:value-type="float" table:formula="of:=[.C6]-[.F6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4-12-23" office:value-type="date" table:style-name="ce2">
            <text:p>23/12/2014</text:p>
          </table:table-cell>
          <table:table-cell office:value-type="string" table:style-name="ce7">
            <text:p>Mens. 12/2014 (A.C.)</text:p>
          </table:table-cell>
          <table:table-cell office:value="85" office:value-type="float" table:style-name="ce10">
            <text:p>8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85" office:value-type="float" table:style-name="ce10">
            <text:p>85,00</text:p>
          </table:table-cell>
          <table:table-cell office:date-value="2015-01-26" office:value-type="date" table:style-name="ce17">
            <text:p>26/01/2015</text:p>
          </table:table-cell>
          <table:table-cell office:value="0" office:value-type="float" table:formula="of:=[.C7]-[.F7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5-01-22" office:value-type="date" table:style-name="ce2">
            <text:p>22/01/2015</text:p>
          </table:table-cell>
          <table:table-cell office:value-type="string" table:style-name="ce7">
            <text:p>Mens. 01/2015 (A.C.)</text:p>
          </table:table-cell>
          <table:table-cell office:value="85" office:value-type="float" table:style-name="ce10">
            <text:p>8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85" office:value-type="float" table:style-name="ce10">
            <text:p>85,00</text:p>
          </table:table-cell>
          <table:table-cell office:date-value="2015-02-19" office:value-type="date" table:style-name="ce17">
            <text:p>19/02/2015</text:p>
          </table:table-cell>
          <table:table-cell office:value="0" office:value-type="float" table:formula="of:=[.C8]-[.F8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5-02-25" office:value-type="date" table:style-name="ce2">
            <text:p>25/02/2015</text:p>
          </table:table-cell>
          <table:table-cell office:value-type="string" table:style-name="ce7">
            <text:p>Mens. 02/2015 (A.C.)</text:p>
          </table:table-cell>
          <table:table-cell office:value="85" office:value-type="float" table:style-name="ce10">
            <text:p>85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85" office:value-type="float" table:style-name="ce10">
            <text:p>85,00</text:p>
          </table:table-cell>
          <table:table-cell office:date-value="2015-03-25" office:value-type="date" table:style-name="ce17">
            <text:p>25/03/2015</text:p>
          </table:table-cell>
          <table:table-cell office:value="0" office:value-type="float" table:formula="of:=[.C9]-[.F9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5-03-27" office:value-type="date" table:style-name="ce2">
            <text:p>27/03/2015</text:p>
          </table:table-cell>
          <table:table-cell office:value-type="string" table:style-name="ce7">
            <text:p>Mens. 03/2015 (A.C.)</text:p>
          </table:table-cell>
          <table:table-cell office:value="80" office:value-type="float" table:style-name="ce10">
            <text:p>80,00</text:p>
          </table:table-cell>
          <table:table-cell table:style-name="ce13"/>
          <table:table-cell office:value-type="string" table:style-name="ce15">
            <text:p>pg</text:p>
          </table:table-cell>
          <table:table-cell office:value="80" office:value-type="float" table:style-name="ce10">
            <text:p>80,00</text:p>
          </table:table-cell>
          <table:table-cell office:date-value="2015-04-15" office:value-type="date" table:style-name="ce17">
            <text:p>15/04/2015</text:p>
          </table:table-cell>
          <table:table-cell office:value="0" office:value-type="float" table:formula="of:=[.C10]-[.F10]" table:style-name="ce10">
            <text:p>-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5-04-28" office:value-type="date" table:style-name="ce2">
            <text:p>28/04/2015</text:p>
          </table:table-cell>
          <table:table-cell office:value-type="string" table:style-name="ce7">
            <text:p>Mens. 04/2015 (A.C.)</text:p>
          </table:table-cell>
          <table:table-cell office:value="96" office:value-type="float" table:style-name="ce10">
            <text:p>96,00</text:p>
          </table:table-cell>
          <table:table-cell table:style-name="ce13"/>
          <table:table-cell office:value-type="string" table:style-name="ce15">
            <text:p>p/c</text:p>
          </table:table-cell>
          <table:table-cell office:value="85" office:value-type="float" table:style-name="ce10">
            <text:p>85,00</text:p>
          </table:table-cell>
          <table:table-cell office:date-value="2015-05-15" office:value-type="date" table:style-name="ce17">
            <text:p>15/05/2015</text:p>
          </table:table-cell>
          <table:table-cell office:value="11" office:value-type="float" table:formula="of:=[.C11]-[.F11]" table:style-name="ce10">
            <text:p>11,00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5-05-26" office:value-type="date" table:style-name="ce2">
            <text:p>26/05/2015</text:p>
          </table:table-cell>
          <table:table-cell office:value-type="string" table:style-name="ce7">
            <text:p>Mens. 05/2015 (A.C.)</text:p>
          </table:table-cell>
          <table:table-cell office:value="96" office:value-type="float" table:style-name="ce10">
            <text:p>96,00</text:p>
          </table:table-cell>
          <table:table-cell table:style-name="ce13"/>
          <table:table-cell office:value-type="string" table:style-name="ce15">
            <text:p>p/c</text:p>
          </table:table-cell>
          <table:table-cell office:value="80" office:value-type="float" table:style-name="ce10">
            <text:p>80,00</text:p>
          </table:table-cell>
          <table:table-cell office:date-value="2015-06-22" office:value-type="date" table:style-name="ce17">
            <text:p>22/06/2015</text:p>
          </table:table-cell>
          <table:table-cell office:value="16" office:value-type="float" table:formula="of:=[.C12]-[.F12]" table:style-name="ce10">
            <text:p>16,00</text:p>
          </table:table-cell>
          <table:table-cell table:style-name="ce15"/>
          <table:table-cell table:number-columns-repeated="247" table:style-name="ce22"/>
        </table:table-row>
        <table:table-row table:style-name="ro2">
          <table:table-cell office:date-value="2015-06-25" office:value-type="date" table:style-name="ce2">
            <text:p>25/06/2015</text:p>
          </table:table-cell>
          <table:table-cell office:value-type="string" table:style-name="ce7">
            <text:p>Mens. 06/2015 (A.C.)</text:p>
          </table:table-cell>
          <table:table-cell office:value="96" office:value-type="float" table:style-name="ce10">
            <text:p>96,00</text:p>
          </table:table-cell>
          <table:table-cell table:style-name="ce13"/>
          <table:table-cell office:value-type="string" table:style-name="ce15">
            <text:p>não</text:p>
          </table:table-cell>
          <table:table-cell office:value="0" office:value-type="float" table:style-name="ce10">
            <text:p>-</text:p>
          </table:table-cell>
          <table:table-cell table:style-name="ce17"/>
          <table:table-cell office:value="96" office:value-type="float" table:formula="of:=[.C13]-[.F13]" table:style-name="ce10">
            <text:p>96,00</text:p>
          </table:table-cell>
          <table:table-cell table:style-name="ce15"/>
          <table:table-cell table:number-columns-repeated="247" table:style-name="ce22"/>
        </table:table-row>
        <table:table-row table:style-name="aebfca5">
          <table:table-cell office:date-value="2015-07-24" office:value-type="date" table:style-name="ce2">
            <text:p>2015-07-24</text:p>
          </table:table-cell>
          <table:table-cell office:string-value="Mens. 07/2015 (A.C.)" office:value-type="string" table:style-name="ce7">
            <text:p>Mens. 07/2015 (A.C.)</text:p>
          </table:table-cell>
          <table:table-cell office:value="96.0" office:value-type="float" table:style-name="ce10">
            <text:p>96.0</text:p>
          </table:table-cell>
          <table:table-cell table:style-name="ce13"/>
          <table:table-cell office:string-value="não" office:value-type="string" table:style-name="ce15">
            <text:p>não</text:p>
          </table:table-cell>
          <table:table-cell office:value="0.0" office:value-type="float" table:style-name="ce10">
            <text:p>0.0</text:p>
          </table:table-cell>
          <table:table-cell office:string-value="" office:value-type="string" table:style-name="ce17">
            <text:p/>
          </table:table-cell>
          <table:table-cell table:formula="=C14-F14" table:style-name="ce10"/>
          <table:table-cell table:style-name="ce15"/>
          <table:table-cell table:number-columns-repeated="247" table:style-name="ce22"/>
        </table:table-row>
        <table:table-row table:style-name="ro2">
          <table:table-cell table:number-columns-repeated="6" table:style-name="ce3"/>
          <table:table-cell office:value-type="string" table:style-name="ce18">
            <text:p>TOTAL</text:p>
          </table:table-cell>
          <table:table-cell office:value="123" office:value-type="float" table:formula="=SUM(H2:H14)" table:style-name="ce9">
            <text:p>123,00</text:p>
          </table:table-cell>
          <table:table-cell table:style-name="ce20"/>
          <table:table-cell table:number-columns-repeated="247" table:style-name="ce22"/>
        </table:table-row>
        <table:table-row table:style-name="ro2">
          <table:table-cell table:style-name="ce4"/>
          <table:table-cell table:style-name="ce8"/>
          <table:table-cell table:number-columns-repeated="2" table:style-name="ce11"/>
          <table:table-cell table:style-name="ce16"/>
          <table:table-cell table:style-name="ce11"/>
          <table:table-cell table:style-name="ce4"/>
          <table:table-cell table:style-name="ce11"/>
          <table:table-cell table:style-name="ce21"/>
          <table:table-cell table:number-columns-repeated="247" table:style-name="ce22"/>
        </table:table-row>
        <table:table-row table:style-name="ro2">
          <table:table-cell table:style-name="ce5"/>
          <table:table-cell table:style-name="ce8"/>
          <table:table-cell table:number-columns-repeated="2" table:style-name="ce11"/>
          <table:table-cell table:style-name="ce16"/>
          <table:table-cell table:style-name="ce11"/>
          <table:table-cell table:style-name="ce4"/>
          <table:table-cell table:style-name="ce11"/>
          <table:table-cell table:style-name="ce21"/>
          <table:table-cell table:number-columns-repeated="247" table:style-name="ce22"/>
        </table:table-row>
        <table:table-row table:number-rows-repeated="31976" table:style-name="ro2">
          <table:table-cell table:style-name="ce4"/>
          <table:table-cell table:style-name="ce8"/>
          <table:table-cell table:number-columns-repeated="2" table:style-name="ce11"/>
          <table:table-cell table:style-name="ce16"/>
          <table:table-cell table:style-name="ce11"/>
          <table:table-cell table:style-name="ce4"/>
          <table:table-cell table:style-name="ce11"/>
          <table:table-cell table:style-name="ce21"/>
          <table:table-cell table:number-columns-repeated="247" table:style-name="ce22"/>
        </table:table-row>
        <table:table-row table:number-rows-repeated="33535" table:style-name="ro2">
          <table:table-cell table:number-columns-repeated="256"/>
        </table:table-row>
        <table:table-row table:style-name="ro2">
          <table:table-cell table:number-columns-repeated="256"/>
        </table:table-row>
      </table:table>
      <table:database-ranges>
        <table:database-range table:name="__Anonymous_Sheet_DB__0" table:target-range-address="'Situação do Cliente'.A2:'Situação do Cliente'.IV2">
          <table:sort>
            <table:sort-by table:data-type="automatic" table:field-number="0"/>
            <table:sort-by table:data-type="automatic"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1" svg:font-family="Arial"/>
    <style:font-face style:font-family-generic="swiss" style:name="Arial" svg:font-family="Arial"/>
    <style:font-face style:font-pitch="variable" style:name="Arial Unicode MS" svg:font-family="'Arial Unicode MS'"/>
    <style:font-face style:font-pitch="variable" style:name="HG Mincho Light J" svg:font-family="'HG Mincho Light J'"/>
    <style:font-face style:font-family-generic="swiss" style:font-pitch="variable" style:name="Albany" svg:font-family="Albany"/>
    <style:font-face style:font-family-generic="swiss" style:font-pitch="variable" style:name="Arial2" svg:font-family="Arial"/>
    <style:font-face style:font-family-generic="system" style:font-pitch="variable" style:name="DejaVu Sans Condensed" svg:font-family="'DejaVu Sans Condensed'"/>
  </office:font-face-decls>
  <office:styles>
    <style:default-style style:family="table-cell">
      <style:table-cell-properties style:decimal-places="2"/>
      <style:paragraph-properties style:tab-stop-distance="1.25cm"/>
      <style:text-properties fo:country="PT" fo:language="pt" style:country-asian="BR" style:country-complex="BR" style:font-name="Albany" style:font-name-asian="HG Mincho Light J" style:font-name-complex="Arial Unicode MS" style:language-asian="pt" style:language-complex="pt"/>
    </style:default-style>
    <number:number-style style:name="N0">
      <number:number number:min-integer-digits="1"/>
    </number:number-style>
    <number:currency-style style:name="N107P0" style:volatile="true">
      <number:currency-symbol number:country="BR" number:language="pt">R$</number:currency-symbol>
      <number:number number:decimal-places="2" number:grouping="true" number:min-integer-digits="1"/>
    </number:currency-style>
    <number:currency-style style:name="N107">
      <style:text-properties fo:color="#ff0000"/>
      <number:text>(</number:text>
      <number:currency-symbol number:country="BR" number:language="pt">R$</number:currency-symbol>
      <number:number number:decimal-places="2" number:grouping="true" number:min-integer-digits="1"/>
      <number:text>)</number:text>
      <style:map style:apply-style-name="N107P0" style:condition="value()&gt;=0"/>
    </number:currency-style>
    <number:date-style style:name="N108">
      <number:day number:style="long"/>
      <number:text>.</number:text>
      <number:month number:style="long"/>
      <number:text>.</number:text>
      <number:year/>
    </number:date-style>
    <number:date-style style:name="N109">
      <number:day number:style="long"/>
      <number:text>. </number:text>
      <number:month number:textual="true"/>
      <number:text> </number:text>
      <number:year/>
    </number:date-style>
    <number:date-style style:name="N110">
      <number:day number:style="long"/>
      <number:text>. </number:text>
      <number:month number:textual="true"/>
    </number:date-style>
    <number:date-style style:name="N111">
      <number:month number:textual="true"/>
      <number:text> </number:text>
      <number:year/>
    </number:date-style>
    <number:time-style style:name="N112">
      <number:hours/>
      <number:text>:</number:text>
      <number:minutes number:style="long"/>
      <number:text> </number:text>
      <number:am-pm/>
    </number:time-style>
    <number:time-style style:name="N11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4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6P0" style:volatile="true">
      <number:number number:decimal-places="0" number:grouping="true" number:min-integer-digits="1"/>
      <number:text> </number:text>
    </number:number-style>
    <number:number-style style:name="N116">
      <number:text>-</number:text>
      <number:number number:decimal-places="0" number:grouping="true" number:min-integer-digits="1"/>
      <number:text> </number:text>
      <style:map style:apply-style-name="N116P0" style:condition="value()&gt;=0"/>
    </number:number-style>
    <number:number-style style:name="N117P0" style:volatile="true">
      <number:number number:decimal-places="0" number:grouping="true" number:min-integer-digits="1"/>
      <number:text> </number:text>
    </number:number-style>
    <number:number-style style:name="N117">
      <style:text-properties fo:color="#ff0000"/>
      <number:text>-</number:text>
      <number:number number:decimal-places="0" number:grouping="true" number:min-integer-digits="1"/>
      <number:text> </number:text>
      <style:map style:apply-style-name="N117P0" style:condition="value()&gt;=0"/>
    </number:number-style>
    <number:number-style style:name="N119P0" style:volatile="true">
      <number:number number:decimal-places="2" number:grouping="true" number:min-integer-digits="1"/>
      <number:text> </number:text>
    </number:number-style>
    <number:number-style style:name="N119">
      <number:text>-</number:text>
      <number:number number:decimal-places="2" number:grouping="true" number:min-integer-digits="1"/>
      <number:text> </number:text>
      <style:map style:apply-style-name="N119P0" style:condition="value()&gt;=0"/>
    </number:number-style>
    <number:number-style style:name="N120P0" style:volatile="true">
      <number:number number:decimal-places="2" number:grouping="true" number:min-integer-digits="1"/>
      <number:text> </number:text>
    </number:number-style>
    <number:number-style style:name="N120">
      <style:text-properties fo:color="#ff0000"/>
      <number:text>-</number:text>
      <number:number number:decimal-places="2" number:grouping="true" number:min-integer-digits="1"/>
      <number:text> </number:text>
      <style:map style:apply-style-name="N120P0" style:condition="value()&gt;=0"/>
    </number:number-style>
    <number:time-style style:name="N121">
      <number:minutes number:style="long"/>
      <number:text>:</number:text>
      <number:seconds number:style="long"/>
    </number:time-style>
    <number:time-style number:truncate-on-overflow="false" style:name="N122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decimal-places="1" number:style="long"/>
    </number:time-style>
    <number:number-style style:name="N124">
      <number:scientific-number number:decimal-places="1" number:min-exponent-digits="1" number:min-integer-digits="1"/>
    </number:number-style>
    <number:number-style style:name="N126P0" style:volatile="true">
      <number:text>R$""""""""""""""""""""""""""""""""""""""""""""""""""</number:text>
    </number:number-style>
    <number:number-style style:name="N126">
      <number:text>(R$""""""""""""""""""""""""""""""""""""""""""""""""""</number:text>
      <style:map style:apply-style-name="N126P0" style:condition="value()&gt;=0"/>
    </number:number-style>
    <number:number-style style:name="N127P0" style:volatile="true">
      <number:text>R$""""""""""""""""""""""""""""""""""""""""""""""""""</number:text>
    </number:number-style>
    <number:number-style style:name="N127">
      <style:text-properties fo:color="#ff0000"/>
      <number:text>(R$""""""""""""""""""""""""""""""""""""""""""""""""""</number:text>
      <style:map style:apply-style-name="N127P0" style:condition="value()&gt;=0"/>
    </number:number-style>
    <number:number-style style:name="N129P0" style:volatile="true">
      <number:text>R$""""""""""""""""""""""""""""""""""""""""""""""""""</number:text>
    </number:number-style>
    <number:number-style style:name="N129P1" style:volatile="true">
      <number:text>R$(""""""""""""""""""""""""""""""""""""""""""""""""""</number:text>
    </number:number-style>
    <number:number-style style:name="N129">
      <number:text>R$-""""""""""""""""""""""""""""""""""""""""""""""""""</number:text>
      <style:map style:apply-style-name="N129P0" style:condition="value()&gt;0"/>
      <style:map style:apply-style-name="N129P1" style:condition="value()&lt;0"/>
    </number:number-style>
    <number:number-style style:name="N131P0" style:volatile="true">
      <number:number number:decimal-places="0" number:grouping="true" number:min-integer-digits="1"/>
    </number:number-style>
    <number:number-style style:name="N131P1" style:volatile="true">
      <number:text>(</number:text>
      <number:number number:decimal-places="0" number:grouping="true" number:min-integer-digits="1"/>
      <number:text>)</number:text>
    </number:number-style>
    <number:number-style style:name="N131">
      <number:text>-</number:text>
      <style:map style:apply-style-name="N131P0" style:condition="value()&gt;0"/>
      <style:map style:apply-style-name="N131P1" style:condition="value()&lt;0"/>
    </number:number-style>
    <number:number-style style:name="N133P0" style:volatile="true">
      <number:number number:decimal-places="2" number:grouping="true" number:min-integer-digits="1"/>
    </number:number-style>
    <number:number-style style:name="N133P1" style:volatile="true">
      <number:text>(</number:text>
      <number:number number:decimal-places="2" number:grouping="true" number:min-integer-digits="1"/>
      <number:text>)</number:text>
    </number:number-style>
    <number:number-style style:name="N133">
      <number:text>-</number:text>
      <number:number number:decimal-places="0" number:min-integer-digits="0"/>
      <style:map style:apply-style-name="N133P0" style:condition="value()&gt;0"/>
      <style:map style:apply-style-name="N133P1" style:condition="value()&lt;0"/>
    </number:number-style>
    <number:date-style style:name="N134">
      <number:month number:style="long"/>
      <number:text>/</number:text>
      <number:year number:style="long"/>
    </number:date-style>
    <style:style style:family="table-cell" style:name="Default"/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7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direction="ltr" style:rotation-angle="90"/>
    </style:style>
    <style:style style:family="table-cell" style:name="Tabela" style:parent-style-name="Default">
      <style:table-cell-properties fo:border="0.035cm solid #000000"/>
    </style:style>
    <style:style style:family="table-cell" style:name="Separador" style:parent-style-name="Tabela">
      <style:table-cell-properties fo:background-color="transparent" fo:border-bottom="none" fo:border-left="0.035cm solid #000000" fo:border-right="0.035cm solid #000000" fo:border-top="none"/>
    </style:style>
  </office:styles>
  <office:automatic-styles>
    <style:page-layout style:name="Mpm1">
      <style:page-layout-properties fo:margin-bottom="0.499cm" fo:margin-left="1cm" fo:margin-right="2cm" fo:margin-top="0.499cm" fo:page-height="21.001cm" fo:page-width="29.7cm" style:num-format="1" style:print-orientation="landscape" style:table-centering="horizontal"/>
      <style:header-style>
        <style:header-footer-properties fo:margin-bottom="0.25cm" fo:margin-left="0cm" fo:margin-right="1cm" fo:min-height="1.251cm"/>
      </style:header-style>
      <style:footer-style>
        <style:header-footer-properties fo:margin-left="0cm" fo:margin-right="0cm" fo:margin-top="0.25cm" fo:min-height="1.251cm"/>
      </style:footer-style>
    </style:page-layout>
    <style:page-layout style:name="Mpm2">
      <style:header-style>
        <style:header-footer-properties fo:background-color="#c0c0c0" fo:border="0.088cm solid #000000" fo:margin-bottom="0.25cm" fo:margin-left="0cm" fo:margin-right="0cm" fo:min-height="0.751cm" fo:padding="0.018cm">
          <style:background-image/>
        </style:header-footer-properties>
      </style:header-style>
      <style:footer-style>
        <style:header-footer-properties fo:background-color="#c0c0c0" fo:border="0.088cm solid #000000" fo:margin-left="0cm" fo:margin-right="0cm" fo:margin-top="0.25cm" fo:min-height="0.751cm" fo:padding="0.018cm">
          <style:background-image/>
        </style:header-footer-properties>
      </style:footer-style>
    </style:page-layout>
    <style:style style:family="text" style:name="MT1">
      <style:text-properties fo:color="#000000" fo:font-size="12pt" fo:font-style="normal" fo:font-weight="bold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2">
      <style:text-properties fo:color="#000000" fo:font-size="12pt" fo:font-style="normal" fo:font-weight="normal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3">
      <style:text-properties fo:color="#000000" fo:font-size="14pt" fo:font-style="normal" fo:font-weight="bold" fo:letter-spacing="normal" fo:text-shadow="none" style:font-name="Arial2" style:letter-kerning="false" style:text-line-through-mode="continuous" style:text-line-through-style="none" style:text-outline="false" style:text-overline-mode="continuous" style:text-position="0% 100%" style:text-scale="0%" style:text-underline-mode="continuous" style:text-underline-style="none"/>
    </style:style>
    <style:style style:family="text" style:name="MT4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Posição Atual</text:span></text:p>
          <text:p><text:span text:style-name="MT2"><text:date style:data-style-name="N2" text:date-value="2015-06-25">25/06/2015</text:date></text:span><text:span text:style-name="MT2"> - </text:span><text:span text:style-name="MT2"><text:time>17:02:31</text:time></text:span><text:span text:style-name="MT2"> </text:span></text:p>
        </style:region-center>
        <style:region-right>
          <text:p><text:span text:style-name="MT3">Reginaldo Barbosa de Oliveira - MEI</text:span></text:p>
          <text:p><text:span text:style-name="MT2">ID 14*897350</text:span></text:p>
        </style:region-right>
      </style:header>
      <style:header-lef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Reginaldo Barbosa de Oliveira - MEI</text:span></text:p>
          <text:p>Página <text:page-number>1</text:page-number> de 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5">25/06/2015</text:date>, <text:time>17:02:3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Unix OpenOffice.org_project/411m6$Build-9775</meta:generator>
    <meta:initial-creator>Carlos Augusto Marcicano</meta:initial-creator>
    <meta:creation-date>2000-10-16T13:14:02</meta:creation-date>
    <dc:date>2015-06-25T17:02:31</dc:date>
    <meta:print-date>2014-03-31T11:57:32.564205673</meta:print-date>
    <dc:language>pt-PT</dc:language>
    <meta:editing-cycles>485</meta:editing-cycles>
    <meta:editing-duration>PT16H21M41S</meta:editing-duration>
    <dc:creator>Carlos Augusto Marcicano</dc:creator>
    <meta:document-statistic meta:table-count="1" meta:cell-count="93" meta:object-count="0"/>
    <meta:user-defined meta:name="Info 0"/>
    <meta:user-defined meta:name="Info 1"/>
    <meta:user-defined meta:name="Info 2"/>
    <meta:user-defined meta:name="Info 3"/>
  </office:meta>
</office:document-meta>
</file>